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Arial" officeooo:rsid="00184b68" officeooo:paragraph-rsid="00184b68"/>
    </style:style>
    <style:style style:name="P2" style:family="paragraph" style:parent-style-name="Standard">
      <style:paragraph-properties fo:text-align="justify" style:justify-single-word="false"/>
      <style:text-properties style:font-name="Arial" officeooo:rsid="00184b68" officeooo:paragraph-rsid="00184b68"/>
    </style:style>
    <style:style style:name="P3" style:family="paragraph" style:parent-style-name="Standard">
      <style:paragraph-properties fo:text-align="center" style:justify-single-word="false"/>
      <style:text-properties style:font-name="Arial" fo:font-weight="bold" officeooo:rsid="002417da" officeooo:paragraph-rsid="002417da" style:font-weight-asian="bold" style:font-weight-complex="bold"/>
    </style:style>
    <style:style style:name="P4" style:family="paragraph" style:parent-style-name="Standard">
      <style:paragraph-properties fo:text-align="justify" style:justify-single-word="false"/>
      <style:text-properties style:font-name="Arial" fo:font-weight="bold" officeooo:rsid="00184b68" officeooo:paragraph-rsid="00184b68" style:font-weight-asian="bold" style:font-weight-complex="bold"/>
    </style:style>
    <style:style style:name="P5" style:family="paragraph" style:parent-style-name="Standard">
      <style:paragraph-properties fo:text-align="justify" style:justify-single-word="false"/>
      <style:text-properties style:font-name="Arial" fo:font-weight="bold" officeooo:rsid="0019841c" officeooo:paragraph-rsid="0019841c" style:font-weight-asian="bold" style:font-weight-complex="bold"/>
    </style:style>
    <style:style style:name="P6" style:family="paragraph" style:parent-style-name="Standard">
      <style:paragraph-properties fo:text-align="justify" style:justify-single-word="false"/>
      <style:text-properties style:font-name="Arial" fo:font-weight="bold" officeooo:rsid="001bb023" officeooo:paragraph-rsid="001bb023" style:font-weight-asian="bold" style:font-weight-complex="bold"/>
    </style:style>
    <style:style style:name="P7" style:family="paragraph" style:parent-style-name="Standard">
      <style:paragraph-properties fo:text-align="justify" style:justify-single-word="false"/>
      <style:text-properties style:font-name="Arial" fo:font-weight="bold" officeooo:rsid="001d681b" officeooo:paragraph-rsid="001d681b" style:font-weight-asian="bold" style:font-weight-complex="bold"/>
    </style:style>
    <style:style style:name="P8" style:family="paragraph" style:parent-style-name="Standard">
      <style:paragraph-properties fo:text-align="justify" style:justify-single-word="false"/>
      <style:text-properties style:font-name="Arial" fo:font-weight="bold" officeooo:rsid="001d8149" officeooo:paragraph-rsid="001d8149" style:font-weight-asian="bold" style:font-weight-complex="bold"/>
    </style:style>
    <style:style style:name="P9" style:family="paragraph" style:parent-style-name="Standard">
      <style:paragraph-properties fo:text-align="justify" style:justify-single-word="false"/>
      <style:text-properties style:font-name="Arial" fo:font-weight="bold" officeooo:rsid="002071da" officeooo:paragraph-rsid="002071da" style:font-weight-asian="bold" style:font-weight-complex="bold"/>
    </style:style>
    <style:style style:name="P10" style:family="paragraph" style:parent-style-name="Standard">
      <style:paragraph-properties fo:text-align="justify" style:justify-single-word="false"/>
      <style:text-properties style:font-name="Arial" fo:font-weight="bold" officeooo:rsid="002625ac" officeooo:paragraph-rsid="002625ac" style:font-weight-asian="bold" style:font-weight-complex="bold"/>
    </style:style>
    <style:style style:name="P11" style:family="paragraph" style:parent-style-name="Standard">
      <style:paragraph-properties fo:text-align="justify" style:justify-single-word="false"/>
      <style:text-properties style:font-name="Arial" fo:font-weight="bold" officeooo:rsid="003014cb" officeooo:paragraph-rsid="003014cb" style:font-weight-asian="bold" style:font-weight-complex="bold"/>
    </style:style>
    <style:style style:name="P12" style:family="paragraph" style:parent-style-name="Standard">
      <style:paragraph-properties fo:text-align="justify" style:justify-single-word="false"/>
      <style:text-properties style:font-name="Arial" officeooo:rsid="0019841c" officeooo:paragraph-rsid="0019841c"/>
    </style:style>
    <style:style style:name="P13" style:family="paragraph" style:parent-style-name="Standard">
      <style:paragraph-properties fo:text-align="justify" style:justify-single-word="false"/>
      <style:text-properties style:font-name="Arial" officeooo:rsid="001bb023" officeooo:paragraph-rsid="001bb023"/>
    </style:style>
    <style:style style:name="P14" style:family="paragraph" style:parent-style-name="Standard">
      <style:paragraph-properties fo:text-align="justify" style:justify-single-word="false"/>
      <style:text-properties style:font-name="Arial" officeooo:rsid="001d681b" officeooo:paragraph-rsid="001d681b"/>
    </style:style>
    <style:style style:name="P15" style:family="paragraph" style:parent-style-name="Standard">
      <style:paragraph-properties fo:text-align="justify" style:justify-single-word="false"/>
      <style:text-properties style:font-name="Arial" officeooo:rsid="001d8149" officeooo:paragraph-rsid="001d8149"/>
    </style:style>
    <style:style style:name="P16" style:family="paragraph" style:parent-style-name="Standard">
      <style:paragraph-properties fo:text-align="justify" style:justify-single-word="false"/>
      <style:text-properties style:font-name="Arial" officeooo:rsid="002071da" officeooo:paragraph-rsid="002071da"/>
    </style:style>
    <style:style style:name="P17" style:family="paragraph" style:parent-style-name="Standard">
      <style:paragraph-properties fo:text-align="justify" style:justify-single-word="false"/>
      <style:text-properties style:font-name="Arial" fo:font-weight="normal" officeooo:rsid="002625ac" officeooo:paragraph-rsid="002625ac" style:font-weight-asian="normal" style:font-weight-complex="normal"/>
    </style:style>
    <style:style style:name="P18" style:family="paragraph" style:parent-style-name="Standard">
      <style:paragraph-properties fo:text-align="justify" style:justify-single-word="false"/>
      <style:text-properties style:font-name="Arial" fo:font-weight="normal" officeooo:rsid="0035dfa9" officeooo:paragraph-rsid="0035dfa9" style:font-weight-asian="normal" style:font-weight-complex="normal"/>
    </style:style>
    <style:style style:name="P19" style:family="paragraph" style:parent-style-name="Standard">
      <style:paragraph-properties fo:text-align="justify" style:justify-single-word="false"/>
      <style:text-properties style:font-name="Arial" officeooo:rsid="002880e2" officeooo:paragraph-rsid="002880e2"/>
    </style:style>
    <style:style style:name="P20" style:family="paragraph" style:parent-style-name="Standard">
      <style:paragraph-properties fo:text-align="justify" style:justify-single-word="false"/>
      <style:text-properties style:font-name="Arial" officeooo:rsid="003014cb" officeooo:paragraph-rsid="003014cb"/>
    </style:style>
    <style:style style:name="T1" style:family="text">
      <style:text-properties officeooo:rsid="0019841c"/>
    </style:style>
    <style:style style:name="T2" style:family="text">
      <style:text-properties officeooo:rsid="001d681b"/>
    </style:style>
    <style:style style:name="T3" style:family="text">
      <style:text-properties officeooo:rsid="001d8149"/>
    </style:style>
    <style:style style:name="T4" style:family="text">
      <style:text-properties officeooo:rsid="001f38ae"/>
    </style:style>
    <style:style style:name="T5" style:family="text">
      <style:text-properties officeooo:rsid="002266a2"/>
    </style:style>
    <style:style style:name="T6" style:family="text">
      <style:text-properties officeooo:rsid="002625ac"/>
    </style:style>
    <style:style style:name="T7" style:family="text">
      <style:text-properties officeooo:rsid="00284c2e"/>
    </style:style>
    <style:style style:name="T8" style:family="text">
      <style:text-properties officeooo:rsid="002880e2"/>
    </style:style>
    <style:style style:name="T9" style:family="text">
      <style:text-properties officeooo:rsid="002a1f24"/>
    </style:style>
    <style:style style:name="T10" style:family="text">
      <style:text-properties officeooo:rsid="002b31a2"/>
    </style:style>
    <style:style style:name="T11" style:family="text">
      <style:text-properties fo:font-weight="normal" style:font-weight-asian="normal" style:font-weight-complex="normal"/>
    </style:style>
    <style:style style:name="T12" style:family="text">
      <style:text-properties fo:font-weight="normal" officeooo:rsid="002cd84d" style:font-weight-asian="normal" style:font-weight-complex="normal"/>
    </style:style>
    <style:style style:name="T13" style:family="text">
      <style:text-properties officeooo:rsid="003392ca"/>
    </style:style>
    <style:style style:name="T14" style:family="text">
      <style:text-properties officeooo:rsid="0035dfa9"/>
    </style:style>
    <style:style style:name="T15" style:family="text">
      <style:text-properties officeooo:rsid="0037a09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Use Cases - Brief</text:p>
      <text:p text:style-name="P1"/>
      <text:p text:style-name="P11">Use Case 0: <text:span text:style-name="T14">Räume verwalten</text:span></text:p>
      <text:p text:style-name="P18">Der Nutzer legt jeweils die <text:span text:style-name="T15">Art und den Namen</text:span> der gemeinschaftlich genutzten Räume der WG fest.</text:p>
      <text:p text:style-name="P18"/>
      <text:p text:style-name="P4">Use Case 1: WG <text:span text:style-name="T14">verwalten</text:span></text:p>
      <text:p text:style-name="P20">Der Nutzer kann das Profil eines Bewohners hinzufügen, <text:span text:style-name="T13">löschen oder bearbeiten (Namen <text:s/>oder Passwort ändern).</text:span></text:p>
      <text:p text:style-name="P2"/>
      <text:p text:style-name="P4">Use Case 2: <text:span text:style-name="T1">Im System einloggen</text:span></text:p>
      <text:p text:style-name="P12">Der Nutzer wählt sein Profil aus und gibt sein Passwort ein. Er ist nun eingeloggt und kann das System nutzen. </text:p>
      <text:p text:style-name="P12"/>
      <text:p text:style-name="P5">Use Case 3: Termin verwalten</text:p>
      <text:p text:style-name="P13">Das System bietet die Möglichkeit einen neuen Termin anzulegen. Der Nutzer muss die Details des Termins angeben und diese bestätigen. Das System trägt diesen in den passenden Teilplan ein. Außerdem kann <text:span text:style-name="T2">ein Termin ausgewählt,</text:span> bearbeitet und gelöscht werden.</text:p>
      <text:p text:style-name="P13"/>
      <text:p text:style-name="P6">Use Case 4: <text:span text:style-name="T2">Ansicht wechseln</text:span></text:p>
      <text:p text:style-name="P14">Es können verschiedene Teilpläne (privat, gemeinschaftlich, Putzplan, Einkaufsliste) ausgewählt und angezeigt werden. </text:p>
      <text:p text:style-name="P14"/>
      <text:p text:style-name="P7">Use Case 5: Pläne als Datei speichern</text:p>
      <text:p text:style-name="P14">Der Nutzer wählt einen Plan aus, den er speichern möchte und bestätigt dies. Das System konvertiert den ausgewählten Plan und speichert ihn als Datei ab. </text:p>
      <text:p text:style-name="P14"/>
      <text:p text:style-name="P10">Use Case 6: <text:span text:style-name="T14">Aufgabentypen des Putzplans</text:span> <text:span text:style-name="T14">verwalten</text:span></text:p>
      <text:p text:style-name="P17">Es können die verschiedenen Putzaufgaben<text:span text:style-name="T14">typen</text:span> der WG festgelegt und die Häufigkeit, in der sie anfallen, angegeben werden. Es können Aufgaben<text:span text:style-name="T14">typen</text:span> hinzugefügt, gelöscht und bearbeitet werden. Sie bilden die Grundlage <text:span text:style-name="T8">und Vorlage </text:span>des Putzplans.</text:p>
      <text:p text:style-name="P10"/>
      <text:p text:style-name="P7">Use Case <text:span text:style-name="T6">7</text:span>: Putzplan <text:span text:style-name="T3">verwalten</text:span></text:p>
      <text:p text:style-name="P15">Es kann ein Putzplan für einen bestimmten Zeitraum erstellt werden. In diesem <text:span text:style-name="T9">teilt der Nutzer</text:span> die verschiedenen, <text:span text:style-name="T7">zuvor festgelegten</text:span> <text:span text:style-name="T7">Putza</text:span>ufgaben<text:span text:style-name="T14">typen</text:span> den WG-Mitgliedern <text:span text:style-name="T6">jeweils wochenweise </text:span>zu. Das System speichert den Plan und synchronisiert ihn mit den privaten Teilplänen. Außerdem k<text:span text:style-name="T10">önnen</text:span> der Putzplan bzw. einzelne, <text:span text:style-name="T8">zugeteilte</text:span> Aufgaben bearbeitet, gelöscht und als erledig<text:span text:style-name="T7">t</text:span> <text:span text:style-name="T10">markiert </text:span>werden. </text:p>
      <text:p text:style-name="P15"/>
      <text:p text:style-name="P8">Use Case <text:span text:style-name="T6">8</text:span>: Einkaufsliste verwalten</text:p>
      <text:p text:style-name="P15">Es kann eine Einkaufsliste erstellt werden, in die jedes WG-Mitglied Artikel hinzufügen kann. Diese ist für alle einsehbar <text:span text:style-name="T4">und kann von jedem Mitglied bearbeitet und als erledigt markiert werden.</text:span></text:p>
      <text:p text:style-name="P15"/>
      <text:p text:style-name="P9">Use Case <text:span text:style-name="T6">9</text:span>: Status setzen</text:p>
      <text:p text:style-name="P16">Der jeweilige Bewohner kann einen Status für einen gewünschten Zeitpunkt <text:span text:style-name="T5">und dessen Dauer </text:span>setzen. Dieser wird für jedes Mitglied im Gemeinschaftsplan angezeigt.</text:p>
      <text:p text:style-name="P16"/>
      <text:p text:style-name="P16"/>
      <text:p text:style-name="P10">Use Case 10: Aus System ausloggen</text:p>
      <text:p text:style-name="P19"><text:soft-page-break/><text:span text:style-name="T11">Der Nutzer betätigt die Ausloggfunktion und ist nun aus dem System ausgeloggt </text:span><text:span text:style-name="T12">d.h. er kann dieses erst nach erneutem Anmelden wieder nutz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6T11:41:16.580507234</meta:creation-date>
    <dc:date>2018-05-01T16:33:11.551114699</dc:date>
    <meta:editing-duration>PT1H9M20S</meta:editing-duration>
    <meta:editing-cycles>18</meta:editing-cycles>
    <meta:generator>LibreOffice/5.1.6.2$Linux_X86_64 LibreOffice_project/10m0$Build-2</meta:generator>
    <meta:document-statistic meta:table-count="0" meta:image-count="0" meta:object-count="0" meta:page-count="2" meta:paragraph-count="23" meta:word-count="349" meta:character-count="2341" meta:non-whitespace-character-count="2010"/>
  </office:meta>
</office:document-meta>
</file>